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agraph-properties fo:text-align="center"/>
    </style:style>
    <style:style style:name="gr1" style:family="graphic">
      <style:graphic-properties style:run-through="foreground" style:wrap="none" style:vertical-pos="from-top" style:vertical-rel="paragraph" style:horizontal-pos="from-left" style:horizontal-rel="paragraph"/>
    </style:style>
    <style:style style:name="gr2" style:family="graphic">
      <style:graphic-properties draw:fill="none" draw:textarea-horizontal-align="center" draw:textarea-vertical-align="middle" style:run-through="foreground"/>
    </style:style>
    <style:style style:name="gr3" style:family="graphic">
      <style:graphic-properties style:run-through="foreground"/>
    </style:style>
    <style:style style:name="gr4" style:family="graphic">
      <style:graphic-properties draw:fill="none" draw:textarea-horizontal-align="justify" draw:textarea-vertical-align="middle" draw:auto-grow-height="false" fo:min-height="0cm" fo:min-width="0cm" style:run-through="foreground"/>
    </style:style>
    <style:style style:name="gr5" style:family="graphic">
      <style:graphic-properties draw:fill="none" draw:textarea-horizontal-align="justify" draw:textarea-vertical-align="middle" draw:auto-grow-height="false" fo:min-height="0cm" fo:min-width="0cm" style:run-through="foreground"/>
    </style:style>
    <style:style style:name="gr6" style:family="graphic">
      <style:graphic-properties draw:stroke="none" svg:stroke-color="#000000" draw:fill="none" draw:fill-color="#ffffff" fo:min-height="0.529cm" style:run-through="foreground"/>
    </style:style>
    <style:style style:name="gr7" style:family="graphic">
      <style:graphic-properties draw:marker-start="Rounded_20_short_20_Arrow" draw:fill="none" draw:textarea-horizontal-align="center" draw:textarea-vertical-align="middle" style:run-through="foreground"/>
    </style:style>
    <style:style style:name="gr8" style:family="graphic">
      <style:graphic-properties draw:stroke="none" svg:stroke-color="#000000" draw:fill="none" draw:fill-color="#ffffff" fo:min-height="0.847cm" style:run-through="foreground"/>
    </style:style>
    <style:style style:name="gr9" style:family="graphic">
      <style:graphic-properties draw:marker-start="Symmetric_20_Arrow" draw:fill="none" draw:textarea-horizontal-align="center" draw:textarea-vertical-align="middle" style:run-through="foreground"/>
    </style:style>
    <style:style style:name="gr10" style:family="graphic">
      <style:graphic-properties draw:fill="solid" draw:fill-color="#000000" draw:textarea-horizontal-align="center" draw:textarea-vertical-align="middle" style:run-through="foreground"/>
    </style:style>
    <style:style style:name="gr11" style:family="graphic">
      <style:graphic-properties draw:stroke="none" svg:stroke-color="#000000" draw:fill="none" draw:fill-color="#ffffff" fo:min-height="0.582cm"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rad Baranowski</text:p>
      <text:p text:style-name="Subtitle">Grafika czasu rzeczywistego</text:p>
      <text:p text:style-name="Title">Projekt gry “Simple shooter”</text:p>
      <text:h text:style-name="Heading_20_1" text:outline-level="1">1. Założenia gry</text:h>
      <text:p text:style-name="Text_20_body">Gra polega na strzelaniu do pojawiających się w losowych miejscach w jednej linii prostych modeli. Za każde trafienie w model, dostajemy ilość punktów uzależnioną od strefy wyznaczonej na modelu w którą trafimy. Jednocześnie na linii strzelnicy pojawia się tylko jeden model. Modele pojawiają się poprzez stopniowe wysuwanie się z dołu, następnie po określonym czasie chowają się w to samo miejsce. Długość gry ograniczona będzie czasowo bądź ilością pocisków.</text:p>
      <text:h text:style-name="Heading_20_1" text:outline-level="1">2. Widok gry</text:h>
      <text:p text:style-name="Text_20_body"><draw:g text:anchor-type="paragraph" draw:z-index="0" draw:style-name="gr1"><draw:rect draw:style-name="gr2" draw:text-style-name="P2" svg:width="14.632cm" svg:height="10.028cm" svg:x="1.205cm" svg:y="3.004cm"><text:p/></draw:rect><draw:line draw:style-name="gr2" draw:text-style-name="P2" svg:x1="8.587cm" svg:y1="7.449cm" svg:x2="8.587cm" svg:y2="8.719cm"><text:p/></draw:line><draw:line draw:style-name="gr2" draw:text-style-name="P2" svg:x1="9.222cm" svg:y1="8.084cm" svg:x2="7.952cm" svg:y2="8.084cm"><text:p/></draw:line><draw:g draw:style-name="gr3"><draw:custom-shape draw:style-name="gr4" draw:text-style-name="P2" svg:width="2.276cm" svg:height="2.673cm" svg:x="2.845cm" svg:y="7.2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 svg:width="1.271cm" svg:height="1.853cm" svg:x="3.348cm" svg:y="7.6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 svg:width="0.556cm" svg:height="1.059cm" svg:x="3.745cm" svg:y="8.005cm"><text:p text:style-name="P2">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svg:width="0.318cm" svg:height="0.53cm" svg:x="3.031cm" svg:y="7.211cm"><draw:text-box><text:p>1</text:p></draw:text-box></draw:frame><draw:frame draw:style-name="gr6" svg:width="0.318cm" svg:height="0.53cm" svg:x="3.428cm" svg:y="7.74cm"><draw:text-box><text:p>2</text:p></draw:text-box></draw:frame></draw:g><draw:rect draw:style-name="gr2" draw:text-style-name="P2" svg:width="11.563cm" svg:height="5.478cm" svg:x="2.66cm" svg:y="4.539cm"><text:p/></draw:rect><draw:line draw:style-name="gr2" draw:text-style-name="P2" svg:x1="14.223cm" svg:y1="4.539cm" svg:x2="15.837cm" svg:y2="3.004cm"><text:p/></draw:line><draw:line draw:style-name="gr2" draw:text-style-name="P2" svg:x1="14.223cm" svg:y1="10.015cm" svg:x2="15.837cm" svg:y2="13.031cm"><text:p/></draw:line><draw:line draw:style-name="gr2" draw:text-style-name="P2" svg:x1="2.66cm" svg:y1="10.015cm" svg:x2="1.205cm" svg:y2="13.031cm"><text:p/></draw:line><draw:line draw:style-name="gr2" draw:text-style-name="P2" svg:x1="2.66cm" svg:y1="4.539cm" svg:x2="1.205cm" svg:y2="3.004cm"><text:p/></draw:line><draw:line draw:style-name="gr7" draw:text-style-name="P2" svg:x1="5.438cm" svg:y1="7.714cm" svg:x2="8.11cm" svg:y2="6.47cm"><text:p/></draw:line><draw:frame draw:style-name="gr8" svg:width="3.414cm" svg:height="0.976cm" svg:x="7.185cm" svg:y="5.495cm"><draw:text-box><text:p>Model do którego celujemy</text:p></draw:text-box></draw:frame><draw:line draw:style-name="gr9" draw:text-style-name="P2" svg:x1="8.878cm" svg:y1="7.74cm" svg:x2="10.545cm" svg:y2="6.973cm"><text:p/></draw:line><draw:frame draw:style-name="gr8" svg:width="2.197cm" svg:height="0.847cm" svg:x="10.598cm" svg:y="6.629cm"><draw:text-box><text:p>celownik</text:p></draw:text-box></draw:frame><draw:rect draw:style-name="gr10" draw:text-style-name="P2" svg:width="11.563cm" svg:height="0.16cm" svg:x="2.66cm" svg:y="9.857cm"><text:p/></draw:rect><draw:line draw:style-name="gr9" draw:text-style-name="P2" svg:x1="7.714cm" svg:y1="10.359cm" svg:x2="9.275cm" svg:y2="11.47cm"><text:p/></draw:line><draw:frame draw:style-name="gr11" svg:width="3.202cm" svg:height="1.463cm" svg:x="9.275cm" svg:y="11.127cm"><draw:text-box><text:p>Wzdłuż tej linii pojawiają się modele</text:p></draw:text-box></draw:frame></draw:g>Scenę w obrębie której odbywa się rozgrywka, gracz obserwuje z pierwszej osoby. Na środku ekranu zaznaczony jest celownik, który posłuży do odpowiedniego skierowania pocisku. Scena znajduje się w prostopadłościennym pomieszczeniu. Na jednym końcu znajduje się obserwator, na przeciwległym linia wzdłuż której pojawiają się modele.</text:p>
      <text:p text:style-name="Text_20_body"/>
      <text:p text:style-name="Text_20_body"/>
      <text:h text:style-name="Heading_20_1" text:outline-level="1">3. Sterowanie</text:h>
      <text:p text:style-name="Text_20_body">Sterowanie podczas rozgrywki odbywa się za pomocą myszy. Ruch myszy powoduje <text:s text:c="2"/>ruch kamery z jednoczesnym przemieszczeniem celownika, który pozostaje zawsze na środku widoku. Mamy do czynienia jedynie z obrotem widoku, nie możemy przybliżać się graczem ani przemieszczać na boki. Obrót ograniczony będzie sufitem, podłogą oraz ścianami co jest niewątpliwie ułatwieniem dla gracza gdyż zapobiega przypadkowym zbyt mocnym wychyleniom kam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office:font-face-decls>
  <office:styles>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Arial1" fo:font-size="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er" style:next-style-name="Text_20_body" style:class="text" style:default-outline-level="1">
      <style:paragraph-properties fo:text-align="start" style:justify-single-word="false"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2$Win32 OpenOffice.org_project/680m5$Build-9011</meta:generator>
    <meta:initial-creator>Konrad Baranowski</meta:initial-creator>
    <meta:creation-date>2008-03-11T16:26:44</meta:creation-date>
    <dc:creator>Konrad Baranowski</dc:creator>
    <dc:date>2008-03-11T18:03:30</dc:date>
    <dc:language>pl-PL</dc:language>
    <meta:editing-cycles>8</meta:editing-cycles>
    <meta:editing-duration>PT35M51S</meta:editing-duration>
    <meta:user-defined meta:name="Info 1"/>
    <meta:user-defined meta:name="Info 2"/>
    <meta:user-defined meta:name="Info 3"/>
    <meta:user-defined meta:name="Info 4"/>
    <meta:document-statistic meta:table-count="0" meta:image-count="0" meta:object-count="0" meta:page-count="2" meta:paragraph-count="9" meta:word-count="188" meta:character-count="1342"/>
  </office:meta>
</office:document-meta>
</file>